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32584" officeooo:paragraph-rsid="00232584"/>
    </style:style>
    <style:style style:name="P2" style:family="paragraph" style:parent-style-name="Standard">
      <style:text-properties officeooo:rsid="00232b6c" officeooo:paragraph-rsid="00232b6c"/>
    </style:style>
    <style:style style:name="P3" style:family="paragraph" style:parent-style-name="Standard">
      <style:paragraph-properties fo:line-height="150%" fo:text-align="justify" style:justify-single-word="false"/>
      <style:text-properties style:use-window-font-color="true" style:font-name="Arial"/>
    </style:style>
    <style:style style:name="P4" style:family="paragraph" style:parent-style-name="Standard">
      <style:paragraph-properties fo:line-height="150%" fo:text-align="justify" style:justify-single-word="false"/>
      <style:text-properties style:use-window-font-color="true" style:font-name="Liberation Serif"/>
    </style:style>
    <style:style style:name="P5" style:family="paragraph" style:parent-style-name="Standard">
      <style:text-properties style:font-name="Arial" officeooo:rsid="00232584" officeooo:paragraph-rsid="001ff85e"/>
    </style:style>
    <style:style style:name="P6" style:family="paragraph" style:parent-style-name="Standard">
      <style:text-properties officeooo:rsid="002d5d21" officeooo:paragraph-rsid="002d5d21"/>
    </style:style>
    <style:style style:name="P7" style:family="paragraph" style:parent-style-name="Text_20_body">
      <style:paragraph-properties fo:text-align="center" style:justify-single-word="false"/>
      <style:text-properties style:font-name="Arial" officeooo:rsid="00293097" officeooo:paragraph-rsid="00293097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Liberation Serif" officeooo:paragraph-rsid="002b009d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Liberation Serif" officeooo:rsid="002ba030" officeooo:paragraph-rsid="002ba030"/>
    </style:style>
    <style:style style:name="P10" style:family="paragraph" style:parent-style-name="Standard">
      <style:text-properties officeooo:rsid="002d5d21" officeooo:paragraph-rsid="002d5d21"/>
    </style:style>
    <style:style style:name="P11" style:family="paragraph" style:parent-style-name="Standard">
      <style:text-properties officeooo:rsid="0030ed06" officeooo:paragraph-rsid="0030ed06"/>
    </style:style>
    <style:style style:name="P12" style:family="paragraph" style:parent-style-name="Standard">
      <style:text-properties officeooo:rsid="00395a7a" officeooo:paragraph-rsid="00395a7a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3b19fd" officeooo:paragraph-rsid="003b19f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3b19fd" officeooo:paragraph-rsid="003b19fd" style:font-weight-asian="bold" style:font-weight-complex="bold"/>
    </style:style>
    <style:style style:name="T1" style:family="text">
      <style:text-properties style:use-window-font-color="true"/>
    </style:style>
    <style:style style:name="T2" style:family="text">
      <style:text-properties officeooo:rsid="002b009d"/>
    </style:style>
    <style:style style:name="T3" style:family="text">
      <style:text-properties style:font-name="Liberation Serif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ome: Diego Antunes da Costa – 1º Termo Big Data no Agronegocio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">1<text:span text:style-name="T3">) Quais são as formas de perda de agua peças plantas</text:span></text:p>
            <text:p text:style-name="P4">Gutação : Perda de agua na forma liquida, necessita de condições especiais</text:p>
            <text:p text:style-name="P4">Transpiração : Perda de agua na forma de vapor</text:p>
            <text:p text:style-name="P4"/>
            <text:p text:style-name="P4">2) Explique o que é Gutação</text:p>
            <text:p text:style-name="P4"><text:s/>É a perda de agua <text:s/>no estado liquido , mediante condições especiais que ocorre através dos hidatódios.</text:p>
            <text:p text:style-name="P4"/>
            <text:p text:style-name="P4">3) Explique o que é Transpiração</text:p>
            <text:p text:style-name="P4">A transpiração vegetal corresponde ao processo de dispensação de água na forma de vapor, cedida ao meio ambiente mediante um sentido unidirecional, ou seja, da ascensão hídrica desde a região radicular em direção às folhas, e dessas para a atmosfera.</text:p>
            <text:p text:style-name="P4"/>
            <text:p text:style-name="P4">4) Quais são as condições para que ocorra a gutação.</text:p>
            <text:p text:style-name="P8"><text:span text:style-name="T1">As plantas precisam transpirar para manter o equilíbrio ideal de água em seu interior, porém quando o dia está muito úmido a transpiração vegetal não ocorre ou se dá de forma muito devagar. </text:span>A gutação também ocorre à noite, pois sem o calor do Sol e com a umidade do ar elevada, a transpiração é baixa. Para compensar, entram em ação estes hidatódios, garantindo a transpiração da planta, <text:span text:style-name="T2">além disso</text:span> quando a quantidade de água absorvida pelas raízes é maior do que a capacidade da planta em eliminar água a partir das folhas.</text:p>
            <text:p text:style-name="P4"/>
            <text:p text:style-name="P4">5) Porque a transpiração considerado um mal necessario ?</text:p>
            <text:p text:style-name="P9">É um mal necessário pois existe <text:s/>o processo da fotossintese principal, e na maior parte das vezes que ocorre a transpiração, que é a perda de água na forma de vapor. Este fato não é problema desde que o solo esteja bem abastecimento de água.</text:p>
            <text:p text:style-name="P9">Pois a planta precisa transpirar para entrar o C0²</text:p>
            <text:p text:style-name="P4"/>
            <text:p text:style-name="P4">6) Para que serve a transpiração ?</text:p>
            <text:p text:style-name="P4">Transpiração é o processo pelo qual a água contida em um corpo é eliminada devido a uma elevação de temperatura externa ou interna que a permita fluir para a superfície do mesmo corpo. Apesar de qualquer corpo contendo água em sua composição estar sujeito à transpiração.</text:p>
          </table:table-cell>
        </table:table-row>
        <table:table-row>
          <table:table-cell table:style-name="Tabela1.A2" office:value-type="string">
            <text:p text:style-name="P3"/>
          </table:table-cell>
        </table:table-row>
      </table:table>
      <text:p text:style-name="P5"/>
      <text:p text:style-name="P1"><text:soft-page-break/></text:p>
      <text:p text:style-name="P1"/>
      <text:p text:style-name="P2">Xilema <text:s/>&gt; H²o e sais minerais &gt; seiva bruta ( fluxo é ascendente)</text:p>
      <text:p text:style-name="P2"/>
      <text:p text:style-name="P2">Floema &gt; H²o + sais minerais + hormonios + açucares &gt; seiva elaborada ( Fluxo &gt; Ascendente, descendente e para os lados )</text:p>
      <text:p text:style-name="P2"/>
      <text:p text:style-name="P6">Tecnicas gricolas</text:p>
      <text:p text:style-name="P6"/>
      <text:p text:style-name="P6">Preparo de Solo</text:p>
      <text:p text:style-name="P6">-Aração</text:p>
      <text:p text:style-name="P6">-Gradação</text:p>
      <text:p text:style-name="P6">-Subsolagem</text:p>
      <text:p text:style-name="P6"/>
      <text:p text:style-name="P6">Semeadura</text:p>
      <text:p text:style-name="P6">- Colocar a semente no solo fertilizante</text:p>
      <text:p text:style-name="P6"/>
      <text:p text:style-name="P6">- Preparo de solo</text:p>
      <text:p text:style-name="P6">-Normalmente <text:s/>a semeadura ocorre em linhas ou a lanço.</text:p>
      <text:p text:style-name="P6"/>
      <text:p text:style-name="P11">24/10/2019</text:p>
      <text:p text:style-name="P11"/>
      <text:p text:style-name="P11">Como deve ser feito a semeadura de uma cultura anual. (Sementes)</text:p>
      <text:p text:style-name="P11"/>
      <text:p text:style-name="P11">&gt; A disposição das sementes pode ser em linha ou à lanço</text:p>
      <text:p text:style-name="P11">&gt; De modo geral a semeadura realizada com auxilio de maquinas</text:p>
      <text:p text:style-name="P11"/>
      <text:p text:style-name="P11">Semeadora &gt; É a maquina que dosa e coloca no solo as sementes</text:p>
      <text:p text:style-name="P11"/>
      <text:p text:style-name="P12">milho : 60.000 pl/h Boletim Tecnico</text:p>
      <text:p text:style-name="P12"/>
      <text:p text:style-name="P13">Nutrição Mineral de plantas</text:p>
      <text:p text:style-name="P13"/>
      <text:p text:style-name="P14">1. <text:span text:style-name="T4">O que é um nutriente vegetal</text:span></text:p>
      <text:p text:style-name="P14"><text:span text:style-name="T4"/></text:p>
      <text:p text:style-name="P14"><text:span text:style-name="T4">2. como a planta absolve um nutriente</text:span></text:p>
      <text:p text:style-name="P14"><text:span text:style-name="T4"/></text:p>
      <text:p text:style-name="P14"><text:span text:style-name="T4">3. cite quais são os nutrientes vegetais</text:span></text:p>
      <text:p text:style-name="P14"><text:span text:style-name="T4"/></text:p>
      <text:p text:style-name="P14"><text:span text:style-name="T4">4. o que são macro nutrientes</text:span></text:p>
      <text:p text:style-name="P14"><text:span text:style-name="T4"/></text:p>
      <text:p text:style-name="P14"><text:span text:style-name="T4">5. O que são micro nutrient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3:52:56.526738881</meta:creation-date>
    <dc:date>2019-10-24T14:49:56.374748907</dc:date>
    <meta:editing-duration>PT2H15M32S</meta:editing-duration>
    <meta:editing-cycles>9</meta:editing-cycles>
    <meta:generator>LibreOffice/6.0.7.3$Linux_X86_64 LibreOffice_project/00m0$Build-3</meta:generator>
    <meta:document-statistic meta:table-count="1" meta:image-count="0" meta:object-count="0" meta:page-count="2" meta:paragraph-count="38" meta:word-count="492" meta:character-count="2722" meta:non-whitespace-character-count="2267"/>
  </office:meta>
</office:document-meta>
</file>